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F0000008990263D20.png" manifest:media-type="image/png"/>
  <manifest:file-entry manifest:full-path="Pictures/100000010000032E0000016BA3C9BE43.png" manifest:media-type="image/png"/>
  <manifest:file-entry manifest:full-path="Pictures/1000000100000331000001D66B422538.png" manifest:media-type="image/png"/>
  <manifest:file-entry manifest:full-path="Pictures/1000000100000330000001FFFE12827F.png" manifest:media-type="image/png"/>
  <manifest:file-entry manifest:full-path="Pictures/100000010000032D000000483BE1BF4A.png" manifest:media-type="image/png"/>
  <manifest:file-entry manifest:full-path="Pictures/100000010000032F000001D7FFA88728.png" manifest:media-type="image/png"/>
  <manifest:file-entry manifest:full-path="Pictures/1000000100000330000001EADF5F3355.png" manifest:media-type="image/png"/>
  <manifest:file-entry manifest:full-path="Pictures/100000010000032F000000D653636966.png" manifest:media-type="image/png"/>
  <manifest:file-entry manifest:full-path="Pictures/100000010000032E000000A79D71B83C.png" manifest:media-type="image/png"/>
  <manifest:file-entry manifest:full-path="Pictures/100000010000032F000001A8E331280E.png" manifest:media-type="image/png"/>
  <manifest:file-entry manifest:full-path="Pictures/100000010000032F00000157635F53FB.png" manifest:media-type="image/png"/>
  <manifest:file-entry manifest:full-path="Pictures/10000001000002B8000000D6FBEAF528.png" manifest:media-type="image/png"/>
  <manifest:file-entry manifest:full-path="Pictures/100000010000032D0000012D32EE971C.png" manifest:media-type="image/png"/>
  <manifest:file-entry manifest:full-path="Pictures/10000001000002C30000009AC66B8865.png" manifest:media-type="image/png"/>
  <manifest:file-entry manifest:full-path="Pictures/10000001000003280000013E28FB23C9.png" manifest:media-type="image/png"/>
  <manifest:file-entry manifest:full-path="Pictures/10000001000002C0000002009C841D74.png" manifest:media-type="image/png"/>
  <manifest:file-entry manifest:full-path="Pictures/10000001000002B80000006EACB5EB5E.png" manifest:media-type="image/png"/>
  <manifest:file-entry manifest:full-path="Pictures/1000000100000332000001C06AEAAA3C.png" manifest:media-type="image/png"/>
  <manifest:file-entry manifest:full-path="Pictures/100000010000032F000001D86D263290.png" manifest:media-type="image/png"/>
  <manifest:file-entry manifest:full-path="Pictures/100000010000032C0000010226714589.png" manifest:media-type="image/png"/>
  <manifest:file-entry manifest:full-path="Pictures/100000010000032B000001BF2E7D4C6D.png" manifest:media-type="image/png"/>
  <manifest:file-entry manifest:full-path="Pictures/100000010000028F0000007586ACCE24.png" manifest:media-type="image/png"/>
  <manifest:file-entry manifest:full-path="Pictures/10000001000002C00000017DCE21CA2D.png" manifest:media-type="image/png"/>
  <manifest:file-entry manifest:full-path="Pictures/100000010000032D000001D710169F17.png" manifest:media-type="image/png"/>
  <manifest:file-entry manifest:full-path="Pictures/10000001000002C4000001D8A79CF013.png" manifest:media-type="image/png"/>
  <manifest:file-entry manifest:full-path="Pictures/100000010000027B0000005B210E3678.png" manifest:media-type="image/png"/>
  <manifest:file-entry manifest:full-path="Pictures/10000001000003290000009C56457BEA.png" manifest:media-type="image/png"/>
  <manifest:file-entry manifest:full-path="Pictures/100000010000028C000000D5206BA5FE.png" manifest:media-type="image/png"/>
  <manifest:file-entry manifest:full-path="Pictures/100000010000032B000001F1D83F1F7A.png" manifest:media-type="image/png"/>
  <manifest:file-entry manifest:full-path="Pictures/100000010000032F000001D8FD5F2710.png" manifest:media-type="image/png"/>
  <manifest:file-entry manifest:full-path="Pictures/100000010000032E000001AC3777DDE4.png" manifest:media-type="image/png"/>
  <manifest:file-entry manifest:full-path="Pictures/100000010000032D00000196EE500178.png" manifest:media-type="image/png"/>
  <manifest:file-entry manifest:full-path="Pictures/100000010000032F000001D8B49B2134.png" manifest:media-type="image/png"/>
  <manifest:file-entry manifest:full-path="Pictures/1000000100000331000001027124E6ED.png" manifest:media-type="image/png"/>
  <manifest:file-entry manifest:full-path="Pictures/10000001000001AD0000027D0CD8E040.png" manifest:media-type="image/png"/>
  <manifest:file-entry manifest:full-path="Pictures/100000010000028D0000005B94A094FD.png" manifest:media-type="image/png"/>
  <manifest:file-entry manifest:full-path="Pictures/1000000100000330000001975200DF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5c6c" officeooo:paragraph-rsid="00085c6c" style:font-size-asian="12.25pt" style:font-size-complex="14pt"/>
    </style:style>
    <style:style style:name="P2" style:family="paragraph" style:parent-style-name="Standard">
      <style:text-properties fo:font-size="14pt" officeooo:rsid="00085c6c" officeooo:paragraph-rsid="00098ef5" style:font-size-asian="12.25pt" style:font-size-complex="14pt"/>
    </style:style>
    <style:style style:name="P3" style:family="paragraph" style:parent-style-name="Standard">
      <style:text-properties fo:font-size="14pt" officeooo:rsid="00085c6c" officeooo:paragraph-rsid="00085c6c" style:font-size-asian="12.25pt" style:font-size-complex="14pt"/>
    </style:style>
    <style:style style:name="P4" style:family="paragraph" style:parent-style-name="Standard">
      <style:text-properties fo:font-size="14pt" officeooo:rsid="000e3320" officeooo:paragraph-rsid="000e3320" style:font-size-asian="12.25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3503 Ryasov 19</text:p>
      <text:p text:style-name="P2"><draw:frame draw:style-name="fr5" draw:name="Изображение4" text:anchor-type="as-char" svg:width="17.59cm" svg:height="5.408cm" draw:z-index="4"><draw:image xlink:href="Pictures/10000001000002B8000000D6FBEAF528.png" xlink:type="simple" xlink:show="embed" xlink:actuate="onLoad" draw:mime-type="image/png"/></draw:frame></text:p>
      <text:p text:style-name="P2"/>
      <text:p text:style-name="P2"><draw:frame draw:style-name="fr5" draw:name="Изображение1" text:anchor-type="as-char" svg:width="17.251cm" svg:height="5.636cm" draw:z-index="0"><draw:image xlink:href="Pictures/100000010000028C000000D5206BA5FE.png" xlink:type="simple" xlink:show="embed" xlink:actuate="onLoad" draw:mime-type="image/png"/></draw:frame></text:p>
      <text:p text:style-name="P2"/>
      <text:p text:style-name="P2"><draw:frame draw:style-name="fr5" draw:name="Изображение2" text:anchor-type="as-char" svg:width="17.33cm" svg:height="3.096cm" draw:z-index="1"><draw:image xlink:href="Pictures/100000010000028F0000007586ACCE24.png" xlink:type="simple" xlink:show="embed" xlink:actuate="onLoad" draw:mime-type="image/png"/></draw:frame></text:p>
      <text:p text:style-name="P2"/>
      <text:p text:style-name="P2"><draw:frame draw:style-name="fr4" draw:name="Изображение5 Копия 1 Копия 1" text:anchor-type="as-char" svg:y="-4.743cm" svg:width="17.355cm" svg:height="2.78cm" draw:z-index="6"><draw:image xlink:href="Pictures/10000001000002B80000006EACB5EB5E.png" xlink:type="simple" xlink:show="embed" xlink:actuate="onLoad" draw:mime-type="image/png"/></draw:frame></text:p>
      <text:p text:style-name="P1"/>
      <text:p text:style-name="P2"><text:soft-page-break/><draw:frame draw:style-name="fr5" draw:name="Изображение3" text:anchor-type="as-char" svg:width="17.277cm" svg:height="2.408cm" draw:z-index="2"><draw:image xlink:href="Pictures/100000010000028D0000005B94A094FD.png" xlink:type="simple" xlink:show="embed" xlink:actuate="onLoad" draw:mime-type="image/png"/></draw:frame></text:p>
      <text:p text:style-name="P2"/>
      <text:p text:style-name="P2"><text:soft-page-break/><draw:frame draw:style-name="fr4" draw:name="Изображение6 Копия 1" text:anchor-type="as-char" svg:y="-21.544cm" svg:width="9.204cm" svg:height="13.667cm" draw:z-index="7"><draw:image xlink:href="Pictures/10000001000001AD0000027D0CD8E040.png" xlink:type="simple" xlink:show="embed" xlink:actuate="onLoad" draw:mime-type="image/png"/></draw:frame></text:p>
      <text:p text:style-name="P2"/>
      <text:p text:style-name="P1"><text:soft-page-break/><draw:frame draw:style-name="fr3" draw:name="Изображение7" text:anchor-type="as-char" svg:y="-20.336cm" svg:width="17.59cm" svg:height="6.922cm" draw:z-index="5"><draw:image xlink:href="Pictures/10000001000003280000013E28FB23C9.png" xlink:type="simple" xlink:show="embed" xlink:actuate="onLoad" draw:mime-type="image/png"/></draw:frame></text:p>
      <text:p text:style-name="P1"><draw:frame draw:style-name="fr1" draw:name="Изображение8" text:anchor-type="as-char" svg:width="17.59cm" svg:height="3.39cm" draw:z-index="8"><draw:image xlink:href="Pictures/10000001000003290000009C56457BEA.png" xlink:type="simple" xlink:show="embed" xlink:actuate="onLoad" draw:mime-type="image/png"/></draw:frame></text:p>
      <text:p text:style-name="P1"><text:soft-page-break/><draw:frame draw:style-name="fr1" draw:name="Изображение9" text:anchor-type="as-char" svg:width="17.59cm" svg:height="5.588cm" draw:z-index="9"><draw:image xlink:href="Pictures/100000010000032C0000010226714589.png" xlink:type="simple" xlink:show="embed" xlink:actuate="onLoad" draw:mime-type="image/png"/></draw:frame></text:p>
      <text:p text:style-name="P1"/>
      <text:p text:style-name="P1"><draw:frame draw:style-name="fr1" draw:name="Изображение10" text:anchor-type="as-char" svg:width="17.59cm" svg:height="7.401cm" draw:z-index="10"><draw:image xlink:href="Pictures/100000010000032F00000157635F53FB.png" xlink:type="simple" xlink:show="embed" xlink:actuate="onLoad" draw:mime-type="image/png"/></draw:frame></text:p>
      <text:p text:style-name="P1"/>
      <text:p text:style-name="P1"><draw:frame draw:style-name="fr1" draw:name="Изображение11" text:anchor-type="as-char" svg:width="17.59cm" svg:height="3.607cm" draw:z-index="11"><draw:image xlink:href="Pictures/100000010000032E000000A79D71B83C.png" xlink:type="simple" xlink:show="embed" xlink:actuate="onLoad" draw:mime-type="image/png"/></draw:frame></text:p>
      <text:p text:style-name="P1"/>
      <text:p text:style-name="P1"><draw:frame draw:style-name="fr1" draw:name="Изображение12" text:anchor-type="as-char" svg:width="17.59cm" svg:height="4.618cm" draw:z-index="12"><draw:image xlink:href="Pictures/100000010000032F000000D653636966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13" text:anchor-type="as-char" svg:width="17.59cm" svg:height="10.562cm" draw:z-index="13"><draw:image xlink:href="Pictures/1000000100000330000001EADF5F3355.png" xlink:type="simple" xlink:show="embed" xlink:actuate="onLoad" draw:mime-type="image/png"/></draw:frame></text:p>
      <text:p text:style-name="P1"/>
      <text:p text:style-name="P1"><draw:frame draw:style-name="fr2" draw:name="Изображение15" text:anchor-type="as-char" svg:width="16.801cm" svg:height="2.408cm" draw:z-index="14"><draw:image xlink:href="Pictures/100000010000027B0000005B210E3678.png" xlink:type="simple" xlink:show="embed" xlink:actuate="onLoad" draw:mime-type="image/png"/></draw:frame></text:p>
      <text:p text:style-name="P1"/>
      <text:p text:style-name="P1"><draw:frame draw:style-name="fr1" draw:name="Изображение14" text:anchor-type="as-char" svg:width="17.59cm" svg:height="9.149cm" draw:z-index="15"><draw:image xlink:href="Pictures/100000010000032F000001A8E331280E.png" xlink:type="simple" xlink:show="embed" xlink:actuate="onLoad" draw:mime-type="image/png"/></draw:frame></text:p>
      <text:p text:style-name="P1"><text:soft-page-break/><draw:frame draw:style-name="fr1" draw:name="Изображение16" text:anchor-type="as-char" svg:width="17.59cm" svg:height="6.511cm" draw:z-index="16"><draw:image xlink:href="Pictures/100000010000032D0000012D32EE971C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17" text:anchor-type="as-char" svg:width="17.59cm" svg:height="9.694cm" draw:z-index="3"><draw:image xlink:href="Pictures/100000010000032B000001BF2E7D4C6D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1" text:anchor-type="as-char" svg:width="17.59cm" svg:height="9.518cm" draw:z-index="17"><draw:image xlink:href="Pictures/10000001000002C00000017DCE21CA2D.png" xlink:type="simple" xlink:show="embed" xlink:actuate="onLoad" draw:mime-type="image/png"/></draw:frame></text:p>
      <text:p text:style-name="P1"/>
      <text:p text:style-name="P1"><draw:frame draw:style-name="fr1" draw:name="Изображение22" text:anchor-type="as-char" svg:width="17.59cm" svg:height="11.726cm" draw:z-index="18"><draw:image xlink:href="Pictures/10000001000002C4000001D8A79CF01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Изображение18" text:anchor-type="as-char" svg:width="17.59cm" svg:height="12.792cm" draw:z-index="19"><draw:image xlink:href="Pictures/10000001000002C0000002009C841D74.png" xlink:type="simple" xlink:show="embed" xlink:actuate="onLoad" draw:mime-type="image/png"/></draw:frame></text:p>
      <text:p text:style-name="P1"/>
      <text:p text:style-name="P1"><draw:frame draw:style-name="fr1" draw:name="Изображение19" text:anchor-type="as-char" svg:width="17.59cm" svg:height="3.831cm" draw:z-index="20"><draw:image xlink:href="Pictures/10000001000002C30000009AC66B8865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0" text:anchor-type="as-char" svg:width="17.59cm" svg:height="10.779cm" draw:z-index="21"><draw:image xlink:href="Pictures/100000010000032B000001F1D83F1F7A.png" xlink:type="simple" xlink:show="embed" xlink:actuate="onLoad" draw:mime-type="image/png"/></draw:frame></text:p>
      <text:p text:style-name="P1"/>
      <text:p text:style-name="P1"><draw:frame draw:style-name="fr1" draw:name="Изображение23" text:anchor-type="as-char" svg:width="17.59cm" svg:height="10.186cm" draw:z-index="22"><draw:image xlink:href="Pictures/100000010000032F000001D8FD5F2710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4" text:anchor-type="as-char" svg:width="17.59cm" svg:height="10.186cm" draw:z-index="23"><draw:image xlink:href="Pictures/100000010000032F000001D86D263290.png" xlink:type="simple" xlink:show="embed" xlink:actuate="onLoad" draw:mime-type="image/png"/></draw:frame></text:p>
      <text:p text:style-name="P1"/>
      <text:p text:style-name="P1"><draw:frame draw:style-name="fr1" draw:name="Изображение25" text:anchor-type="as-char" svg:width="17.59cm" svg:height="10.186cm" draw:z-index="24"><draw:image xlink:href="Pictures/100000010000032F000001D8B49B2134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6" text:anchor-type="as-char" svg:width="17.59cm" svg:height="9.248cm" draw:z-index="25"><draw:image xlink:href="Pictures/100000010000032E000001AC3777DDE4.png" xlink:type="simple" xlink:show="embed" xlink:actuate="onLoad" draw:mime-type="image/png"/></draw:frame></text:p>
      <text:p text:style-name="P1"/>
      <text:p text:style-name="P1"><draw:frame draw:style-name="fr1" draw:name="Изображение27" text:anchor-type="as-char" svg:width="17.59cm" svg:height="10.19cm" draw:z-index="26"><draw:image xlink:href="Pictures/100000010000032D000001D710169F17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8" text:anchor-type="as-char" svg:width="17.59cm" svg:height="8.782cm" draw:z-index="27"><draw:image xlink:href="Pictures/100000010000032D00000196EE500178.png" xlink:type="simple" xlink:show="embed" xlink:actuate="onLoad" draw:mime-type="image/png"/></draw:frame></text:p>
      <text:p text:style-name="P1"/>
      <text:p text:style-name="P1"><draw:frame draw:style-name="fr1" draw:name="Изображение29" text:anchor-type="as-char" svg:width="17.59cm" svg:height="8.772cm" draw:z-index="28"><draw:image xlink:href="Pictures/1000000100000330000001975200DFB4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30" text:anchor-type="as-char" svg:width="17.59cm" svg:height="10.164cm" draw:z-index="29"><draw:image xlink:href="Pictures/100000010000032F000001D7FFA88728.png" xlink:type="simple" xlink:show="embed" xlink:actuate="onLoad" draw:mime-type="image/png"/></draw:frame></text:p>
      <text:p text:style-name="P1"/>
      <text:p text:style-name="P1"><draw:frame draw:style-name="fr1" draw:name="Изображение31" text:anchor-type="as-char" svg:width="17.59cm" svg:height="1.558cm" draw:z-index="30"><draw:image xlink:href="Pictures/100000010000032D000000483BE1BF4A.png" xlink:type="simple" xlink:show="embed" xlink:actuate="onLoad" draw:mime-type="image/png"/></draw:frame></text:p>
      <text:p text:style-name="P1"/>
      <text:p text:style-name="P4">graph</text:p>
      <text:p text:style-name="P4"><draw:frame draw:style-name="fr1" draw:name="Изображение32" text:anchor-type="as-char" svg:width="14.908cm" svg:height="9.335cm" draw:z-index="31"><draw:image xlink:href="Pictures/1000000100000330000001FFFE12827F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33" text:anchor-type="as-char" svg:width="17.59cm" svg:height="10.118cm" draw:z-index="32"><draw:image xlink:href="Pictures/1000000100000331000001D66B422538.png" xlink:type="simple" xlink:show="embed" xlink:actuate="onLoad" draw:mime-type="image/png"/></draw:frame></text:p>
      <text:p text:style-name="P4"/>
      <text:p text:style-name="P4"><draw:frame draw:style-name="fr1" draw:name="Изображение34" text:anchor-type="as-char" svg:width="17.59cm" svg:height="7.842cm" draw:z-index="33"><draw:image xlink:href="Pictures/100000010000032E0000016BA3C9BE43.png" xlink:type="simple" xlink:show="embed" xlink:actuate="onLoad" draw:mime-type="image/png"/></draw:frame></text:p>
      <text:p text:style-name="P4"/>
      <text:p text:style-name="P4"><text:soft-page-break/><draw:frame draw:style-name="fr1" draw:name="Изображение35" text:anchor-type="as-char" svg:width="17.59cm" svg:height="5.554cm" draw:z-index="34"><draw:image xlink:href="Pictures/1000000100000331000001027124E6ED.png" xlink:type="simple" xlink:show="embed" xlink:actuate="onLoad" draw:mime-type="image/png"/></draw:frame></text:p>
      <text:p text:style-name="P4"/>
      <text:p text:style-name="P4"><draw:frame draw:style-name="fr1" draw:name="Изображение36" text:anchor-type="as-char" svg:width="17.59cm" svg:height="9.633cm" draw:z-index="35"><draw:image xlink:href="Pictures/1000000100000332000001C06AEAAA3C.png" xlink:type="simple" xlink:show="embed" xlink:actuate="onLoad" draw:mime-type="image/png"/></draw:frame></text:p>
      <text:p text:style-name="P4"/>
      <text:p text:style-name="P4"><draw:frame draw:style-name="fr1" draw:name="Изображение37" text:anchor-type="as-char" svg:width="17.59cm" svg:height="2.956cm" draw:z-index="36"><draw:image xlink:href="Pictures/100000010000032F0000008990263D20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14:20.017704155</meta:creation-date>
    <dc:date>2025-02-17T11:30:33.255711066</dc:date>
    <meta:editing-duration>PT4H30M51S</meta:editing-duration>
    <meta:editing-cycles>6</meta:editing-cycles>
    <meta:generator>LibreOffice/7.6.7.2$Linux_X86_64 LibreOffice_project/60$Build-2</meta:generator>
    <meta:document-statistic meta:table-count="0" meta:image-count="37" meta:object-count="0" meta:page-count="16" meta:paragraph-count="39" meta:word-count="4" meta:character-count="21" meta:non-whitespace-character-count="19"/>
  </office:meta>
</office:document-meta>
</file>